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8686" officeooo:paragraph-rsid="00088686"/>
    </style:style>
    <style:style style:name="P2" style:family="paragraph" style:parent-style-name="Preformatted_20_Text">
      <style:text-properties fo:font-weight="bold" officeooo:rsid="0008e9ff" officeooo:paragraph-rsid="0008e9ff" style:font-weight-asian="bold" style:font-weight-complex="bold"/>
    </style:style>
    <style:style style:name="P3" style:family="paragraph" style:parent-style-name="Preformatted_20_Text">
      <style:text-properties fo:font-weight="bold" officeooo:rsid="000942bb" officeooo:paragraph-rsid="000942bb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text-properties fo:font-weight="bold" officeooo:rsid="000942bb" officeooo:paragraph-rsid="000942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1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 <text:span text:style-name="T1">Procfile</text:span> is a mechanism for declaring what commands are run by your application’s <text:a xlink:type="simple" xlink:href="https://devcenter.heroku.com/articles/dynos" text:style-name="Internet_20_link" text:visited-style-name="Visited_20_Internet_20_Link">dynos</text:a> on the Heroku platform. It follows the <text:a xlink:type="simple" xlink:href="https://devcenter.heroku.com/articles/process-model" text:style-name="Internet_20_link" text:visited-style-name="Visited_20_Internet_20_Link">process model</text:a>. You can use a Procfile to declare various process types, such as multiple types of workers, a singleton process like a <text:a xlink:type="simple" xlink:href="https://devcenter.heroku.com/articles/scheduled-jobs-custom-clock-processes" text:style-name="Internet_20_link" text:visited-style-name="Visited_20_Internet_20_Link">clock</text:a>, or a consumer of the Twitter streaming API.</text:p>
      <text:p text:style-name="Preformatted_20_Text"/>
      <text:p text:style-name="Preformatted_20_Text">A <text:span text:style-name="T1">dyno</text:span> is a lightweight Linux container that runs a single user-specified command. A dyno can run any command available in its default environment (what we supply in the <text:a xlink:type="simple" xlink:href="https://devcenter.heroku.com/articles/stack" text:style-name="Internet_20_link" text:visited-style-name="Visited_20_Internet_20_Link">Cedar stack</text:a>) or in your app’s <text:a xlink:type="simple" xlink:href="https://devcenter.heroku.com/articles/slug-compiler" text:style-name="Internet_20_link" text:visited-style-name="Visited_20_Internet_20_Link">slug</text:a> (a compressed and pre-packaged copy of your application and its dependencies).</text:p>
      <text:p text:style-name="Preformatted_20_Text"/>
      <text:p text:style-name="Text_20_body">Scaling an application on Heroku is equivalent to changing the number of dynos that are running. Scale the number of web dynos to zero:</text:p>
      <text:p text:style-name="P4"><text:s/>heroku ps:scale web=0</text:p>
      <text:p text:style-name="Text_20_body">Scale it up again:</text:p>
      <text:p text:style-name="P4"><text:s/>heroku ps:scale web=1</text:p>
      <text:p text:style-name="P1">It takes a few seconds to fire up the app again</text:p>
      <text:p text:style-name="P1"/>
      <text:p text:style-name="P1"/>
      <text:p text:style-name="P2">Custome buildpacks don't work – either timeout or slug size exceeded</text:p>
      <text:p text:style-name="P2"/>
      <text:p text:style-name="P3">→<text:span text:style-name="T2"> Trying to build own custom buildpack using vagrant &amp; virtualbox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7-03-12T22:28:22.956939888</dc:date>
    <meta:editing-duration>PT17H44M28S</meta:editing-duration>
    <meta:editing-cycles>13</meta:editing-cycles>
    <meta:document-statistic meta:table-count="0" meta:image-count="0" meta:object-count="0" meta:page-count="1" meta:paragraph-count="9" meta:word-count="167" meta:character-count="973" meta:non-whitespace-character-count="812"/>
  </office:meta>
</office:document-meta>
</file>